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 office:value-type="float" office:value="16100">
            <text:p>161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table:number-columns-repeated="2"/>
          <table:table-cell table:formula="of:=SUM([.B21:.G21])" office:value-type="float" office:value="18400">
            <text:p>18400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 table:number-columns-repeated="2"/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 table:number-columns-repeated="2"/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 table:number-columns-repeated="2"/>
          <table:table-cell office:value-type="string">
            <text:p>Համլետ</text:p>
          </table:table-cell>
          <table:table-cell table:number-columns-repeated="6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3"/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number-columns-repeated="2"/>
          <table:table-cell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7/16/2015</text:date>, <text:time>10:3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16T10:37:38</dc:date>
    <meta:editing-duration>PT14H1M9S</meta:editing-duration>
    <meta:editing-cycles>573</meta:editing-cycles>
    <meta:generator>OpenOffice/4.1.1$Unix OpenOffice.org_project/411m6$Build-9775</meta:generator>
    <dc:creator>employee employee</dc:creator>
    <meta:document-statistic meta:table-count="5" meta:cell-count="1191" meta:object-count="0"/>
  </office:meta>
</office:document-meta>
</file>